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rsid="00124e2a" officeooo:paragraph-rsid="00124e2a"/>
    </style:style>
    <style:style style:name="T1" style:family="text">
      <style:text-properties officeooo:rsid="001293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іть роль і значення кожного з наступних компонентів в архітектурі ОС Linux:</text:p>
      <text:p text:style-name="P1">a) Kernel<text:line-break/>Це центранльний компонент операційної иситеми. Він відповідає за взаємнодію програмного забезпечення та заліза. Основні функції це керування процесами, керування памятю, керування пристроями підключеними, файловою системою, мережею </text:p>
      <text:p text:style-name="P1">b) Libraries<text:line-break/>Не дуже маю розуміння щодо функціоналу бібліотек. Є статичні біблотеки і динамічні знаходяться по шляху /<text:span text:style-name="T1">lib /lib64. Це набір базового коду який відповідає за базові функції.</text:span></text:p>
      <text:p text:style-name="P1">c) System utilities</text:p>
      <text:p text:style-name="P2">Це набір програм які відповідають за управління операційною системою. Наприклад <text:span text:style-name="T1">ls, cp, grep, top, p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7:27:48.570706000</meta:creation-date>
    <dc:date>2026-01-08T17:59:33.352575000</dc:date>
    <meta:editing-duration>PT21M23S</meta:editing-duration>
    <meta:editing-cycles>1</meta:editing-cycles>
    <meta:document-statistic meta:table-count="0" meta:image-count="0" meta:object-count="0" meta:page-count="1" meta:paragraph-count="5" meta:word-count="86" meta:character-count="629" meta:non-whitespace-character-count="547"/>
    <meta:generator>LibreOffice/25.2.4.3$MacOSX_AARCH64 LibreOffice_project/33e196637044ead23f5c3226cde09b47731f7e27</meta:generator>
  </office:meta>
</office:document-meta>
</file>